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="" draw:marker-start-width="0.227cm" draw:marker-end-width="0.227cm" draw:fill="solid" draw:fill-color="#49f073" draw:opacity="69%" draw:textarea-horizontal-align="justify" draw:textarea-vertical-align="middle" draw:auto-grow-height="false" fo:min-height="6.463cm" fo:min-width="17.008cm" fo:padding-top="0.134cm" fo:padding-bottom="0.134cm" fo:padding-left="0.259cm" fo:padding-right="0.259cm"/>
    </style:style>
    <style:style style:name="gr2" style:family="graphic" style:parent-style-name="standard">
      <style:graphic-properties draw:fill-color="#f9b44d" draw:textarea-horizontal-align="justify" draw:textarea-vertical-align="middle" draw:auto-grow-height="false" fo:min-height="1.401cm" fo:min-width="3.183cm"/>
    </style:style>
    <style:style style:name="gr3" style:family="graphic" style:parent-style-name="standard">
      <style:graphic-properties draw:stroke="none" draw:fill-color="#66ccff" draw:textarea-horizontal-align="justify" draw:textarea-vertical-align="middle" draw:auto-grow-height="false" fo:min-height="0.926cm" fo:min-width="7.615cm"/>
    </style:style>
    <style:style style:name="gr4" style:family="graphic" style:parent-style-name="standard">
      <style:graphic-properties draw:stroke="none" draw:fill-color="#74b7ff" draw:textarea-horizontal-align="justify" draw:textarea-vertical-align="middle" draw:auto-grow-height="false" fo:min-height="1.528cm" fo:min-width="4.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-color="#aecf00" draw:textarea-horizontal-align="justify" draw:textarea-vertical-align="middle" draw:auto-grow-height="false" fo:min-height="5.465cm" fo:min-width="6.104cm"/>
    </style:style>
    <style:style style:name="gr7" style:family="graphic" style:parent-style-name="standard">
      <style:graphic-properties draw:stroke="none" draw:fill-color="#aecf00" draw:textarea-horizontal-align="justify" draw:textarea-vertical-align="middle" draw:auto-grow-height="false" fo:min-height="5.465cm" fo:min-width="6.358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49f073" draw:opacity="69%"/>
      <style:paragraph-properties fo:text-align="center"/>
    </style:style>
    <style:style style:name="P3" style:family="paragraph">
      <loext:graphic-properties draw:fill-color="#f9b44d"/>
      <style:paragraph-properties fo:text-align="center"/>
    </style:style>
    <style:style style:name="P4" style:family="paragraph">
      <loext:graphic-properties draw:fill-color="#66ccff"/>
      <style:paragraph-properties fo:text-align="center"/>
    </style:style>
    <style:style style:name="P5" style:family="paragraph">
      <loext:graphic-properties draw:fill-color="#74b7f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ecf00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7.526cm" svg:height="6.731cm" svg:x="2.27cm" svg:y="14.335cm">
          <text:p text:style-name="P1"><text:s/><text:tab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3.683cm" svg:height="1.651cm" svg:x="3.032cm" svg:y="15.591cm">
          <text:p text:style-name="P1">Pyth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2" draw:id="id2" draw:layer="layout" svg:width="8.763cm" svg:height="1.27cm" svg:x="10.606cm" svg:y="18.907cm">
          <text:p text:style-name="P1">Matplotlib: data visualiz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4" draw:id="id4" draw:layer="layout" svg:width="5.08cm" svg:height="1.778cm" svg:x="7.477cm" svg:y="10.906cm">
          <text:p text:style-name="P1"><text:span text:style-name="T1">Pymic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curve" svg:x1="6.715cm" svg:y1="16.417cm" svg:x2="10.606cm" svg:y2="19.542cm" draw:start-shape="id1" draw:start-glue-point="7" draw:end-shape="id2" draw:end-glue-point="5" svg:d="M6715 16417c2919 0 974 3125 3891 3125" svg:viewBox="0 0 3892 3126">
          <text:p/>
        </draw:connector>
        <draw:connector draw:style-name="gr5" draw:text-style-name="P6" draw:layer="layout" draw:type="curve" svg:x1="11.033cm" svg:y1="14.335cm" svg:x2="10.017cm" svg:y2="12.684cm" draw:start-shape="id3" draw:start-glue-point="4" draw:end-shape="id4" draw:end-glue-point="6" svg:d="M11033 14335c0-1237-1016-412-1016-1651" svg:viewBox="0 0 1017 1652">
          <text:p/>
        </draw:connector>
        <draw:custom-shape draw:style-name="gr3" draw:text-style-name="P4" xml:id="id5" draw:id="id5" draw:layer="layout" svg:width="8.763cm" svg:height="1.27cm" svg:x="10.606cm" svg:y="17.108cm">
          <text:p text:style-name="P1">Pandas: data organiz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6" draw:id="id6" draw:layer="layout" svg:width="8.763cm" svg:height="1.27cm" svg:x="10.606cm" svg:y="15.309cm">
          <text:p text:style-name="P1">Numpy: data process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6" draw:layer="layout" draw:type="curve" svg:x1="6.715cm" svg:y1="16.417cm" svg:x2="10.606cm" svg:y2="17.743cm" draw:start-shape="id1" draw:start-glue-point="7" draw:end-shape="id5" svg:d="M6715 16417c2919 0 974 1326 3891 1326" svg:viewBox="0 0 3892 1327">
          <text:p/>
        </draw:connector>
        <draw:connector draw:style-name="gr5" draw:text-style-name="P6" draw:layer="layout" draw:type="curve" svg:x1="6.715cm" svg:y1="16.417cm" svg:x2="10.606cm" svg:y2="15.944cm" draw:start-shape="id1" draw:start-glue-point="7" draw:end-shape="id6" svg:d="M6715 16417c2919 0 974-473 3891-473" svg:viewBox="0 0 3892 474">
          <text:p/>
        </draw:connector>
        <draw:custom-shape draw:style-name="gr6" draw:text-style-name="P7" xml:id="id7" draw:id="id7" draw:layer="layout" svg:width="6.604cm" svg:height="5.715cm" svg:x="3.286cm" svg:y="4.175cm">
          <text:p text:style-name="P1"><text:span text:style-name="T2">Pre-processing</text:span></text:p>
          <text:p text:style-name="P1"><text:span text:style-name="T3"/></text:p>
          <text:p text:style-name="P1"><text:span text:style-name="T3">Quality control</text:span></text:p>
          <text:p text:style-name="P1"><text:span text:style-name="T3">Rotation of coords</text:span></text:p>
          <text:p text:style-name="P1"><text:span text:style-name="T3">Calc. of densities</text:span></text:p>
          <text:p text:style-name="P1"><text:span text:style-name="T3">Signal detren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8" draw:id="id8" draw:layer="layout" svg:width="6.858cm" svg:height="5.715cm" svg:x="12.138cm" svg:y="4.175cm">
          <text:p text:style-name="P1"><text:span text:style-name="T2">Processing</text:span></text:p>
          <text:p text:style-name="P1"><text:span text:style-name="T3"/></text:p>
          <text:p text:style-name="P1"><text:span text:style-name="T3">Fluxes</text:span></text:p>
          <text:p text:style-name="P1"><text:span text:style-name="T3">Turbulent scales</text:span></text:p>
          <text:p text:style-name="P1"><text:span text:style-name="T3">Spectra</text:span></text:p>
          <text:p text:style-name="P1"><text:span text:style-name="T3">Cross-spect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curve" svg:x1="6.588cm" svg:y1="9.89cm" svg:x2="10.017cm" svg:y2="10.906cm" draw:start-shape="id7" draw:start-glue-point="6" draw:end-shape="id4" draw:end-glue-point="4" svg:d="M6588 9890c0 762 3429 254 3429 1016" svg:viewBox="0 0 3430 1017">
          <text:p/>
        </draw:connector>
        <draw:connector draw:style-name="gr8" draw:text-style-name="P6" draw:layer="layout" draw:type="curve" svg:x1="15.567cm" svg:y1="9.89cm" svg:x2="10.017cm" svg:y2="10.906cm" draw:start-shape="id8" draw:start-glue-point="6" draw:end-shape="id4" draw:end-glue-point="4" svg:d="M15567 9890c0 762-5550 254-5550 1016" svg:viewBox="0 0 5551 10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8T12:45:49.425947743</meta:creation-date>
    <dc:date>2017-11-19T17:37:00.214097174</dc:date>
    <meta:editing-duration>PT2H26M14S</meta:editing-duration>
    <meta:editing-cycles>5</meta:editing-cycles>
    <meta:generator>LibreOffice/5.1.6.2$Linux_X86_64 LibreOffice_project/10m0$Build-2</meta:generator>
    <meta:document-statistic meta:object-count="14"/>
  </office:meta>
</office:document-meta>
</file>